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style:style style:name="P5" style:family="paragraph" style:parent-style-name="Horizontal_20_Line">
      <style:text-properties officeooo:paragraph-rsid="001394fb"/>
    </style:style>
    <style:style style:name="P6" style:family="paragraph" style:parent-style-name="Text_20_body" style:list-style-name="L3"/>
    <style:style style:name="P7" style:family="paragraph" style:parent-style-name="Text_20_body" style:list-style-name="L3">
      <style:text-properties officeooo:rsid="001394fb" officeooo:paragraph-rsid="001394fb"/>
    </style:style>
    <style:style style:name="P8" style:family="paragraph" style:parent-style-name="Horizontal_20_Line">
      <style:text-properties officeooo:paragraph-rsid="0012abbb"/>
    </style:style>
    <style:style style:name="P9" style:family="paragraph" style:parent-style-name="Text_20_body" style:list-style-name="L4"/>
    <style:style style:name="P10" style:family="paragraph" style:parent-style-name="Text_20_body" style:list-style-name="L4">
      <style:text-properties officeooo:rsid="0012abbb" officeooo:paragraph-rsid="0012abbb"/>
    </style:style>
    <style:style style:name="P11" style:family="paragraph" style:parent-style-name="Text_20_body" style:list-style-name="L5"/>
    <style:style style:name="P12"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13" style:family="paragraph" style:parent-style-name="Standard">
      <style:text-properties officeooo:rsid="0017714b" officeooo:paragraph-rsid="0017714b"/>
    </style:style>
    <style:style style:name="P14" style:family="paragraph" style:parent-style-name="Standard">
      <style:text-properties officeooo:rsid="0017714b" officeooo:paragraph-rsid="0017714b" fo:background-color="#d3d3d3"/>
    </style:style>
    <style:style style:name="P15" style:family="paragraph" style:parent-style-name="Text_20_body">
      <style:text-properties officeooo:rsid="0017714b" officeooo:paragraph-rsid="0017714b" fo:background-color="#d3d3d3"/>
    </style:style>
    <style:style style:name="P16" style:family="paragraph" style:parent-style-name="Preformatted_20_Text">
      <style:paragraph-properties fo:margin-left="0in" fo:margin-right="0in" fo:text-indent="0in" style:auto-text-indent="false" style:writing-mode="lr-tb"/>
    </style:style>
    <style:style style:name="P17" style:family="paragraph" style:parent-style-name="Preformatted_20_Text">
      <style:paragraph-properties style:writing-mode="lr-tb"/>
    </style:style>
    <style:style style:name="P18" style:family="paragraph" style:parent-style-name="Preformatted_20_Text">
      <style:paragraph-properties fo:margin-top="0in" fo:margin-bottom="0.1965in" style:contextual-spacing="false" style:writing-mode="lr-tb"/>
    </style:style>
    <style:style style:name="P19" style:family="paragraph" style:parent-style-name="Text_20_body" style:list-style-name="L6"/>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7"/>
    <style:style style:name="P22" style:family="paragraph" style:parent-style-name="Text_20_body" style:list-style-name="L8">
      <style:paragraph-properties fo:margin-top="0in" fo:margin-bottom="0in" style:contextual-spacing="false"/>
    </style:style>
    <style:style style:name="P23" style:family="paragraph" style:parent-style-name="Text_20_body" style:list-style-name="L8"/>
    <style:style style:name="P24" style:family="paragraph" style:parent-style-name="Text_20_body" style:list-style-name="L9">
      <style:paragraph-properties fo:margin-top="0in" fo:margin-bottom="0in" style:contextual-spacing="false"/>
    </style:style>
    <style:style style:name="P25" style:family="paragraph" style:parent-style-name="Text_20_body" style:list-style-name="L9"/>
    <style:style style:name="P26" style:family="paragraph" style:parent-style-name="Text_20_body" style:list-style-name="L10">
      <style:paragraph-properties fo:margin-top="0in" fo:margin-bottom="0in" style:contextual-spacing="false"/>
    </style:style>
    <style:style style:name="P27" style:family="paragraph" style:parent-style-name="Text_20_body" style:list-style-name="L10"/>
    <style:style style:name="P28" style:family="paragraph" style:parent-style-name="Text_20_body" style:list-style-name="L11">
      <style:paragraph-properties fo:margin-top="0in" fo:margin-bottom="0in" style:contextual-spacing="false"/>
    </style:style>
    <style:style style:name="P29" style:family="paragraph" style:parent-style-name="Text_20_body" style:list-style-name="L11"/>
    <style:style style:name="P30" style:family="paragraph" style:parent-style-name="Text_20_body" style:list-style-name="L12">
      <style:paragraph-properties fo:margin-top="0in" fo:margin-bottom="0in" style:contextual-spacing="false"/>
    </style:style>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4"/>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5"/>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6"/>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7"/>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8"/>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19"/>
    <style:style style:name="T1" style:family="text">
      <style:text-properties officeooo:rsid="0010c310"/>
    </style:style>
    <style:style style:name="T2" style:family="text">
      <style:text-properties fo:font-weight="bold" officeooo:rsid="0010c310" style:font-weight-asian="bold" style:font-weight-complex="bold"/>
    </style:style>
    <style:style style:name="T3" style:family="text">
      <style:text-properties officeooo:rsid="001394fb"/>
    </style:style>
    <style:style style:name="T4" style:family="text">
      <style:text-properties officeooo:rsid="00157eff"/>
    </style:style>
    <style:style style:name="T5" style:family="text">
      <style:text-properties fo:font-weight="bold" officeooo:rsid="001394fb" style:font-weight-asian="bold" style:font-weight-complex="bold"/>
    </style:style>
    <style:style style:name="T6" style:family="text">
      <style:text-properties fo:font-weight="bold" style:font-weight-asian="bold" style:font-weight-complex="bold"/>
    </style:style>
    <style:style style:name="T7" style:family="text">
      <style:text-properties officeooo:rsid="00167805"/>
    </style:style>
    <style:style style:name="T8"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Step 1: Upload Your Plotly HTML Files to S3</text:span></text:h>
      <text:list text:style-name="L1">
        <text:list-item>
          <text:p text:style-name="P1">Ensure you have an S3 bucket.</text:p>
        </text:list-item>
        <text:list-item>
          <text:p text:style-name="P1">Upload your Plotly-generated HTML files (e.g., <text:span text:style-name="Source_20_Text">plot1.html</text:span>, <text:span text:style-name="Source_20_Text">plot2.html</text:span>) to your S3 bucket.</text:p>
        </text:list-item>
        <text:list-item>
          <text:p text:style-name="P1">Set permissions to make the files <text:span text:style-name="Strong_20_Emphasis">publicly accessible</text:span>:</text:p>
          <text:list>
            <text:list-item>
              <text:p text:style-name="P1">In the S3 console, go to your file → Permissions → Public access → Enable public access.</text:p>
            </text:list-item>
            <text:list-item>
              <text:p text:style-name="P2">Alternatively, you can use a <text:span text:style-name="Strong_20_Emphasis">pre-signed URL</text:span> (if public access is not an option).</text:p>
            </text:list-item>
          </text:list>
        </text:list-item>
      </text:list>
      <text:p text:style-name="Horizontal_20_Line"/>
      <text:h text:style-name="Heading_20_3" text:outline-level="3"><text:span text:style-name="Strong_20_Emphasis">Step 2: Enable Static Website Hosting in S3</text:span></text:h>
      <text:list text:style-name="L2">
        <text:list-item>
          <text:p text:style-name="P3">Go to the <text:span text:style-name="Strong_20_Emphasis">S3 console</text:span> → Select your bucket.</text:p>
        </text:list-item>
        <text:list-item>
          <text:p text:style-name="P3">Navigate to the <text:span text:style-name="Strong_20_Emphasis">Properties</text:span> tab → Enable <text:span text:style-name="Strong_20_Emphasis">Static website hosting</text:span>.</text:p>
        </text:list-item>
        <text:list-item>
          <text:p text:style-name="P3">Set the <text:span text:style-name="Strong_20_Emphasis">index document</text:span> as <text:span text:style-name="Source_20_Text">index.html</text:span>.</text:p>
        </text:list-item>
        <text:list-item>
          <text:p text:style-name="P4">Note the <text:span text:style-name="Strong_20_Emphasis">endpoint URL</text:span> (e.g., <text:span text:style-name="Source_20_Text">http://your-bucket.s3-website-us-east-1.amazonaws.com</text:span>).</text:p>
        </text:list-item>
      </text:list>
      <text:p text:style-name="Horizontal_20_Line"/>
      <text:h text:style-name="Heading_20_3" text:outline-level="3"><text:span text:style-name="Strong_20_Emphasis">Step 3: Create an HTML Page with Links to Your Plots</text:span></text:h>
      <text:p text:style-name="Text_20_body">Create an <text:span text:style-name="Source_20_Text">index.html</text:span> file that contains links to your S3-hosted Plotly graphs <text:span text:style-name="T1">(see </text:span><text:span text:style-name="T2">index.html</text:span><text:span text:style-name="T1">)</text:span></text:p>
      <text:p text:style-name="P5"><text:span text:style-name="Strong_20_Emphasis"/></text:p>
      <text:h text:style-name="Heading_20_3" text:outline-level="3"><text:span text:style-name="Strong_20_Emphasis">Step </text:span><text:span text:style-name="Strong_20_Emphasis"><text:span text:style-name="T3">4</text:span></text:span><text:span text:style-name="Strong_20_Emphasis">: Add a Public Read Access Policy</text:span></text:h>
      <text:p text:style-name="Text_20_body"><text:span text:style-name="T4">A</text:span>dd a <text:span text:style-name="Strong_20_Emphasis">Bucket Policy</text:span>:</text:p>
      <text:list text:style-name="L3">
        <text:list-item>
          <text:p text:style-name="P6">Go to <text:span text:style-name="Strong_20_Emphasis">S3 Console</text:span> → Select your bucket (<text:span text:style-name="Source_20_Text">test-static-web1</text:span>).</text:p>
        </text:list-item>
        <text:list-item>
          <text:p text:style-name="P6">Click on the <text:span text:style-name="Strong_20_Emphasis">Permissions</text:span> tab.</text:p>
        </text:list-item>
        <text:list-item>
          <text:p text:style-name="P6">Scroll down to <text:span text:style-name="Strong_20_Emphasis">Bucket policy</text:span> and paste the following policy <text:span text:style-name="T3">(see </text:span><text:span text:style-name="T5">permission.json</text:span><text:span text:style-name="T3">)</text:span></text:p>
        </text:list-item>
        <text:list-item>
          <text:p text:style-name="P7">save it.</text:p>
        </text:list-item>
      </text:list>
      <text:p text:style-name="P8"><text:span text:style-name="Strong_20_Emphasis"/></text:p>
      <text:h text:style-name="Heading_20_3" text:outline-level="3"><text:span text:style-name="Strong_20_Emphasis">Step </text:span><text:span text:style-name="Strong_20_Emphasis"><text:span text:style-name="T3">5</text:span></text:span><text:span text:style-name="Strong_20_Emphasis">: Upload </text:span><text:span text:style-name="Strong_20_Emphasis"><text:span text:style-name="Source_20_Text">index.html</text:span></text:span><text:span text:style-name="Strong_20_Emphasis"> to S3</text:span></text:h>
      <text:list text:style-name="L4">
        <text:list-item>
          <text:p text:style-name="P9">Upload <text:span text:style-name="Source_20_Text"><text:span text:style-name="T6">index.html</text:span></text:span> to the <text:span text:style-name="Strong_20_Emphasis">same S3 bucket</text:span>.</text:p>
        </text:list-item>
        <text:list-item>
          <text:p text:style-name="P10">Finally access through browser.</text:p>
        </text:list-item>
      </text:list>
      <text:p text:style-name="Standard"/>
      <text:p text:style-name="Standard"/>
      <text:p text:style-name="Standard"/>
      <text:h text:style-name="Heading_20_3" text:outline-level="3"><text:soft-page-break/><text:span text:style-name="Strong_20_Emphasis"><text:span text:style-name="T7">For opening in LocalHost</text:span></text:span><text:span text:style-name="Strong_20_Emphasis">: Use Python's Built-in HTTP Server</text:span></text:h>
      <text:p text:style-name="Text_20_body">If you want a <text:span text:style-name="Strong_20_Emphasis">local web server</text:span> to simulate hosting:</text:p>
      <text:list text:style-name="L5">
        <text:list-item>
          <text:p text:style-name="P11">Open <text:span text:style-name="Strong_20_Emphasis">Command Prompt (Windows)</text:span> or <text:span text:style-name="Strong_20_Emphasis">Terminal (Mac/Linux)</text:span>.</text:p>
        </text:list-item>
        <text:list-item>
          <text:p text:style-name="P11">Navigate to the folder containing your <text:span text:style-name="Source_20_Text"><text:span text:style-name="T6">index.html</text:span></text:span> and <text:span text:style-name="Source_20_Text"><text:span text:style-name="T6">plot1.html</text:span></text:span><text:span text:style-name="T6"> </text:span>files:</text:p>
          <text:p text:style-name="P12"><text:span text:style-name="Source_20_Text">cd path/to/your/html/files</text:span></text:p>
        </text:list-item>
        <text:list-item>
          <text:p text:style-name="P11">Start a local server:</text:p>
          <text:list>
            <text:list-header>
              <text:p text:style-name="P12"><text:span text:style-name="Source_20_Text"><text:span text:style-name="T6">python -m http.server 8000</text:span></text:span></text:p>
            </text:list-header>
          </text:list>
        </text:list-item>
        <text:list-item>
          <text:p text:style-name="P11">Open your browser and go to:</text:p>
          <text:p text:style-name="P12"><text:span text:style-name="Source_20_Text">http://localhost:8000/index.html</text:span></text:p>
          <text:p text:style-name="P11">This will load <text:span text:style-name="Source_20_Text"><text:span text:style-name="T6">index.html</text:span></text:span>, and you can click the links to view the Plotly graphs.</text:p>
        </text:list-item>
      </text:list>
      <text:p text:style-name="Standard"/>
      <text:p text:style-name="P13">Or alternatively, use flask,</text:p>
      <text:p text:style-name="P13"/>
      <text:p text:style-name="P14">from flask import Flask, send_from_directory</text:p>
      <text:p text:style-name="P14"/>
      <text:p text:style-name="P14">app = Flask(__name__)</text:p>
      <text:p text:style-name="P14"/>
      <text:p text:style-name="P14">@app.route('/')</text:p>
      <text:p text:style-name="P14">def home():</text:p>
      <text:p text:style-name="P14"><text:s text:c="4"/>return send_from_directory('.', 'index.html')</text:p>
      <text:p text:style-name="P14"/>
      <text:p text:style-name="P14">@app.route('/&lt;path:filename&gt;')</text:p>
      <text:p text:style-name="P14">def serve_file(filename):</text:p>
      <text:p text:style-name="P14"><text:s text:c="4"/>return send_from_directory('.', filename)</text:p>
      <text:p text:style-name="P14"/>
      <text:p text:style-name="P14">if __name__ == '__main__':</text:p>
      <text:p text:style-name="P14"><text:s text:c="4"/>app.run(debug=True, port=8000)</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span text:style-name="T8">If you want to restrict access to your S3 static website such that </text:span><text:span text:style-name="Strong_20_Emphasis"><text:span text:style-name="T8">only specific AWS users</text:span></text:span><text:span text:style-name="T8"> with the proper permissions can access it, without setting up a full sign-in page, you can achieve this by using </text:span><text:span text:style-name="Strong_20_Emphasis"><text:span text:style-name="T8">IAM roles</text:span></text:span><text:span text:style-name="T8">, </text:span><text:span text:style-name="Strong_20_Emphasis"><text:span text:style-name="T8">policies</text:span></text:span><text:span text:style-name="T8">, and </text:span><text:span text:style-name="Strong_20_Emphasis"><text:span text:style-name="T8">S3 bucket policies</text:span></text:span><text:span text:style-name="T8">. Here's how you can set it up:</text:span></text:p>
      <text:h text:style-name="Heading_20_3" text:outline-level="3"><text:span text:style-name="Strong_20_Emphasis">1. Create an IAM Policy to Allow Access to S3 Bucket</text:span></text:h>
      <text:p text:style-name="Text_20_body">First, create an IAM policy that will grant access to the specific AWS users or roles.</text:p>
      <text:h text:style-name="Heading_20_4" text:outline-level="4">IAM Policy Example:</text:h>
      <text:p text:style-name="Text_20_body">You can create a policy to allow <text:span text:style-name="Source_20_Text">s3:GetObject</text:span> permission for the S3 bucket containing your static website files:</text:p>
      <text:p text:style-name="Preformatted_20_Text">json</text:p>
      <text:p text:style-name="Preformatted_20_Text">CopyEdit</text:p>
      <text:p text:style-name="P16"><text:span text:style-name="Source_20_Text">{</text:span></text:p>
      <text:p text:style-name="P17"><text:span text:style-name="Source_20_Text"><text:s text:c="2"/>"Version": "2012-10-17",</text:span></text:p>
      <text:p text:style-name="P17"><text:span text:style-name="Source_20_Text"><text:s text:c="2"/>"Statement": [</text:span></text:p>
      <text:p text:style-name="P17"><text:span text:style-name="Source_20_Text"><text:s text:c="4"/>{</text:span></text:p>
      <text:p text:style-name="P17"><text:span text:style-name="Source_20_Text"><text:s text:c="6"/>"Effect": "Allow",</text:span></text:p>
      <text:p text:style-name="P17"><text:span text:style-name="Source_20_Text"><text:s text:c="6"/>"Action": "s3:GetObject",</text:span></text:p>
      <text:p text:style-name="P17"><text:span text:style-name="Source_20_Text"><text:s text:c="6"/>"Resource": "arn:aws:s3:::your-bucket-name/*"</text:span></text:p>
      <text:p text:style-name="P17"><text:span text:style-name="Source_20_Text"><text:s text:c="4"/>}</text:span></text:p>
      <text:p text:style-name="P17"><text:span text:style-name="Source_20_Text"><text:s text:c="2"/>]</text:span></text:p>
      <text:p text:style-name="P18"><text:span text:style-name="Source_20_Text">}</text:span></text:p>
      <text:list text:style-name="L6">
        <text:list-item>
          <text:p text:style-name="P19"><text:span text:style-name="Strong_20_Emphasis">Replace</text:span> <text:span text:style-name="Source_20_Text">your-bucket-name</text:span> with the name of your actual S3 bucket.</text:p>
        </text:list-item>
      </text:list>
      <text:h text:style-name="Heading_20_3" text:outline-level="3"><text:span text:style-name="Strong_20_Emphasis">2. Attach the IAM Policy to Specific AWS Users/Groups/Roles</text:span></text:h>
      <text:p text:style-name="Text_20_body">Once the IAM policy is created, attach it to the specific IAM users, groups, or roles that should have access to the S3 content.</text:p>
      <text:list text:style-name="L7">
        <text:list-item>
          <text:p text:style-name="P20">Go to the <text:span text:style-name="Strong_20_Emphasis">IAM Console</text:span>.</text:p>
        </text:list-item>
        <text:list-item>
          <text:p text:style-name="P20">Under <text:span text:style-name="Strong_20_Emphasis">Users</text:span>, <text:span text:style-name="Strong_20_Emphasis">Groups</text:span>, or <text:span text:style-name="Strong_20_Emphasis">Roles</text:span>, find the specific AWS user/group/role that you want to grant access to the static website.</text:p>
        </text:list-item>
        <text:list-item>
          <text:p text:style-name="P21">Attach the <text:span text:style-name="Strong_20_Emphasis">policy</text:span> you created earlier to the IAM user or role.</text:p>
        </text:list-item>
      </text:list>
      <text:h text:style-name="Heading_20_3" text:outline-level="3"><text:span text:style-name="Strong_20_Emphasis">3. Update the S3 Bucket Policy</text:span></text:h>
      <text:p text:style-name="Text_20_body">Next, restrict access to your S3 bucket by applying a <text:span text:style-name="Strong_20_Emphasis">bucket policy</text:span> that allows access only to those with the proper IAM credentials.</text:p>
      <text:h text:style-name="Heading_20_4" text:outline-level="4">S3 Bucket Policy Example:</text:h>
      <text:p text:style-name="Text_20_body">This policy allows only specific IAM users/roles to access the objects in the S3 bucket. For example, you can allow access based on IAM roles or users:</text:p>
      <text:p text:style-name="Preformatted_20_Text">json</text:p>
      <text:p text:style-name="Preformatted_20_Text">CopyEdit</text:p>
      <text:p text:style-name="P16"><text:span text:style-name="Source_20_Text">{</text:span></text:p>
      <text:p text:style-name="P17"><text:span text:style-name="Source_20_Text"><text:s text:c="2"/>"Version": "2012-10-17",</text:span></text:p>
      <text:p text:style-name="P17"><text:span text:style-name="Source_20_Text"><text:s text:c="2"/>"Statement": [</text:span></text:p>
      <text:p text:style-name="P17"><text:soft-page-break/><text:span text:style-name="Source_20_Text"><text:s text:c="4"/>{</text:span></text:p>
      <text:p text:style-name="P17"><text:span text:style-name="Source_20_Text"><text:s text:c="6"/>"Effect": "Allow",</text:span></text:p>
      <text:p text:style-name="P17"><text:span text:style-name="Source_20_Text"><text:s text:c="6"/>"Principal": "*",</text:span></text:p>
      <text:p text:style-name="P17"><text:span text:style-name="Source_20_Text"><text:s text:c="6"/>"Action": "s3:GetObject",</text:span></text:p>
      <text:p text:style-name="P17"><text:span text:style-name="Source_20_Text"><text:s text:c="6"/>"Resource": "arn:aws:s3:::your-bucket-name/*",</text:span></text:p>
      <text:p text:style-name="P17"><text:span text:style-name="Source_20_Text"><text:s text:c="6"/>"Condition": {</text:span></text:p>
      <text:p text:style-name="P17"><text:span text:style-name="Source_20_Text"><text:s text:c="8"/>"StringEquals": {</text:span></text:p>
      <text:p text:style-name="P17"><text:span text:style-name="Source_20_Text"><text:s text:c="10"/>"aws:PrincipalArn": "arn:aws:iam::AWS_ACCOUNT_ID:role/your-role-name"</text:span></text:p>
      <text:p text:style-name="P17"><text:span text:style-name="Source_20_Text"><text:s text:c="8"/>}</text:span></text:p>
      <text:p text:style-name="P17"><text:span text:style-name="Source_20_Text"><text:s text:c="6"/>}</text:span></text:p>
      <text:p text:style-name="P17"><text:span text:style-name="Source_20_Text"><text:s text:c="4"/>}</text:span></text:p>
      <text:p text:style-name="P17"><text:span text:style-name="Source_20_Text"><text:s text:c="2"/>]</text:span></text:p>
      <text:p text:style-name="P18"><text:span text:style-name="Source_20_Text">}</text:span></text:p>
      <text:h text:style-name="Heading_20_4" text:outline-level="4"><text:span text:style-name="Strong_20_Emphasis">Explanation</text:span>:</text:h>
      <text:list text:style-name="L8">
        <text:list-item>
          <text:p text:style-name="P22"><text:span text:style-name="Strong_20_Emphasis"><text:span text:style-name="Source_20_Text">Principal</text:span></text:span>: The <text:span text:style-name="Source_20_Text">*</text:span> here indicates that any user can access the resource, but we further limit it using the <text:span text:style-name="Strong_20_Emphasis"><text:span text:style-name="Source_20_Text">Condition</text:span></text:span> below.</text:p>
        </text:list-item>
        <text:list-item>
          <text:p text:style-name="P22"><text:span text:style-name="Strong_20_Emphasis"><text:span text:style-name="Source_20_Text">aws:PrincipalArn</text:span></text:span>: This condition restricts access to the specific IAM role (<text:span text:style-name="Source_20_Text">your-role-name</text:span>) or IAM user within the <text:span text:style-name="Source_20_Text">AWS_ACCOUNT_ID</text:span>.</text:p>
          <text:list>
            <text:list-item>
              <text:p text:style-name="P22"><text:span text:style-name="Strong_20_Emphasis">Replace</text:span> <text:span text:style-name="Source_20_Text">AWS_ACCOUNT_ID</text:span> with the AWS account ID that owns the IAM role/user.</text:p>
            </text:list-item>
            <text:list-item>
              <text:p text:style-name="P23"><text:span text:style-name="Strong_20_Emphasis">Replace</text:span> <text:span text:style-name="Source_20_Text">your-role-name</text:span> with the IAM role or user that you want to allow access.</text:p>
            </text:list-item>
          </text:list>
        </text:list-item>
      </text:list>
      <text:h text:style-name="Heading_20_3" text:outline-level="3"><text:span text:style-name="Strong_20_Emphasis">4. Enable Static Website Hosting on S3</text:span></text:h>
      <text:p text:style-name="Text_20_body">Make sure <text:span text:style-name="Strong_20_Emphasis">static website hosting</text:span> is enabled on the S3 bucket:</text:p>
      <text:list text:style-name="L9">
        <text:list-item>
          <text:p text:style-name="P24">Go to <text:span text:style-name="Strong_20_Emphasis">S3 Console</text:span>.</text:p>
        </text:list-item>
        <text:list-item>
          <text:p text:style-name="P24">Select your bucket and go to the <text:span text:style-name="Strong_20_Emphasis">Properties</text:span> tab.</text:p>
        </text:list-item>
        <text:list-item>
          <text:p text:style-name="P25">Under <text:span text:style-name="Strong_20_Emphasis">Static website hosting</text:span>, enable it and specify the <text:span text:style-name="Strong_20_Emphasis">index document</text:span> (e.g., <text:span text:style-name="Source_20_Text">index.html</text:span>).</text:p>
        </text:list-item>
      </text:list>
      <text:h text:style-name="Heading_20_3" text:outline-level="3"><text:span text:style-name="Strong_20_Emphasis">5. Access via IAM Authentication</text:span></text:h>
      <text:list text:style-name="L10">
        <text:list-item>
          <text:p text:style-name="P26">After this configuration, only IAM users with the <text:span text:style-name="Strong_20_Emphasis">necessary permissions</text:span> (via the IAM policy) can access the static website files.</text:p>
        </text:list-item>
        <text:list-item>
          <text:p text:style-name="P26"><text:span text:style-name="Strong_20_Emphasis">No need for a separate sign-in page</text:span>; access is granted based on AWS credentials.</text:p>
        </text:list-item>
        <text:list-item>
          <text:p text:style-name="P26">When users access the website, they will either need to be authenticated by their <text:span text:style-name="Strong_20_Emphasis">IAM user credentials</text:span> (e.g., if they're using AWS SDK, CLI, or tools like <text:span text:style-name="Source_20_Text">aws sts get-caller-identity</text:span>).</text:p>
        </text:list-item>
        <text:list-item>
          <text:p text:style-name="P27">The AWS user will have <text:span text:style-name="Strong_20_Emphasis">temporary access credentials</text:span> via their <text:span text:style-name="Strong_20_Emphasis">IAM role</text:span>, and they can fetch objects from the S3 static website.</text:p>
        </text:list-item>
      </text:list>
      <text:p text:style-name="Horizontal_20_Line"/>
      <text:h text:style-name="Heading_20_3" text:outline-level="3"><text:span text:style-name="Strong_20_Emphasis">How Access Will Work</text:span>:</text:h>
      <text:list text:style-name="L11">
        <text:list-item>
          <text:p text:style-name="P28"><text:span text:style-name="Strong_20_Emphasis">IAM Authentication</text:span>: Users will access the S3 content using their <text:span text:style-name="Strong_20_Emphasis">IAM credentials</text:span> via AWS SDKs, CLI, or via any application that has the proper IAM role attached.</text:p>
        </text:list-item>
        <text:list-item>
          <text:p text:style-name="P29"><text:soft-page-break/><text:span text:style-name="Strong_20_Emphasis">Bucket Policy Enforcement</text:span>: Only users or roles with the necessary IAM permissions will be able to get the content from the S3 bucket, preventing unauthorized access.</text:p>
        </text:list-item>
      </text:list>
      <text:h text:style-name="Heading_20_3" text:outline-level="3"><text:span text:style-name="Strong_20_Emphasis">Summary</text:span>:</text:h>
      <text:list text:style-name="L12">
        <text:list-item>
          <text:p text:style-name="P30"><text:span text:style-name="Strong_20_Emphasis">Create an IAM policy</text:span> to allow access to S3 objects.</text:p>
        </text:list-item>
        <text:list-item>
          <text:p text:style-name="P30"><text:span text:style-name="Strong_20_Emphasis">Attach the IAM policy</text:span> to specific users, groups, or roles.</text:p>
        </text:list-item>
        <text:list-item>
          <text:p text:style-name="P30"><text:span text:style-name="Strong_20_Emphasis">Update the S3 bucket policy</text:span> to restrict access to those users/roles.</text:p>
        </text:list-item>
        <text:list-item>
          <text:p text:style-name="P31">Ensure that <text:span text:style-name="Strong_20_Emphasis">static website hosting</text:span> is enabled for the bucket.</text:p>
        </text:list-item>
      </text:list>
      <text:p text:style-name="Text_20_body">This setup ensures that only users with the appropriate AWS IAM credentials can access your S3 static website, without needing a sign-in page. Let me know if you need further assistan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text:span text:style-name="T8">If you want to restrict access to your S3 static website such that </text:span><text:span text:style-name="Strong_20_Emphasis"><text:span text:style-name="T8">only requests from specific IP addresses</text:span></text:span><text:span text:style-name="T8"> can access the S3 content, you can achieve this using </text:span><text:span text:style-name="Strong_20_Emphasis"><text:span text:style-name="T8">S3 Bucket Policy</text:span></text:span><text:span text:style-name="T8"> with an IP-based restriction.</text:span></text:p>
      <text:h text:style-name="Heading_20_3" text:outline-level="3">Steps to Restrict Access Based on IP Address:</text:h>
      <text:list text:style-name="L13">
        <text:list-item>
          <text:p text:style-name="P32"><text:span text:style-name="Strong_20_Emphasis">Update Your S3 Bucket Policy</text:span>:<text:line-break/>You will modify the S3 bucket policy to allow access only from specific IP addresses (or IP address ranges). This is done using the <text:span text:style-name="Source_20_Text">Condition</text:span> block with the <text:span text:style-name="Source_20_Text">IpAddress</text:span> operator.</text:p>
        </text:list-item>
      </text:list>
      <text:h text:style-name="Heading_20_3" text:outline-level="3">Example S3 Bucket Policy to Allow Access from Specific IPs:</text:h>
      <text:p text:style-name="Text_20_body">Assume you want to allow access only from the IP <text:span text:style-name="Source_20_Text">192.168.1.100</text:span>. Here’s how you would configure the bucket policy:</text:p>
      <text:p text:style-name="Preformatted_20_Text">json</text:p>
      <text:p text:style-name="Preformatted_20_Text">CopyEdit</text:p>
      <text:p text:style-name="P16"><text:span text:style-name="Source_20_Text">{</text:span></text:p>
      <text:p text:style-name="P17"><text:span text:style-name="Source_20_Text"><text:s text:c="2"/>"Version": "2012-10-17",</text:span></text:p>
      <text:p text:style-name="P17"><text:span text:style-name="Source_20_Text"><text:s text:c="2"/>"Statement": [</text:span></text:p>
      <text:p text:style-name="P17"><text:span text:style-name="Source_20_Text"><text:s text:c="4"/>{</text:span></text:p>
      <text:p text:style-name="P17"><text:span text:style-name="Source_20_Text"><text:s text:c="6"/>"Effect": "Allow",</text:span></text:p>
      <text:p text:style-name="P17"><text:span text:style-name="Source_20_Text"><text:s text:c="6"/>"Action": "s3:GetObject",</text:span></text:p>
      <text:p text:style-name="P17"><text:span text:style-name="Source_20_Text"><text:s text:c="6"/>"Resource": "arn:aws:s3:::your-bucket-name/*",</text:span></text:p>
      <text:p text:style-name="P17"><text:span text:style-name="Source_20_Text"><text:s text:c="6"/>"Condition": {</text:span></text:p>
      <text:p text:style-name="P17"><text:span text:style-name="Source_20_Text"><text:s text:c="8"/>"IpAddress": {</text:span></text:p>
      <text:p text:style-name="P17"><text:span text:style-name="Source_20_Text"><text:s text:c="10"/>"aws:SourceIp": "192.168.1.100/32"</text:span></text:p>
      <text:p text:style-name="P17"><text:span text:style-name="Source_20_Text"><text:s text:c="8"/>}</text:span></text:p>
      <text:p text:style-name="P17"><text:span text:style-name="Source_20_Text"><text:s text:c="6"/>}</text:span></text:p>
      <text:p text:style-name="P17"><text:span text:style-name="Source_20_Text"><text:s text:c="4"/>}</text:span></text:p>
      <text:p text:style-name="P17"><text:span text:style-name="Source_20_Text"><text:s text:c="2"/>]</text:span></text:p>
      <text:p text:style-name="P18"><text:span text:style-name="Source_20_Text">}</text:span></text:p>
      <text:h text:style-name="Heading_20_3" text:outline-level="3">Key Components:</text:h>
      <text:list text:style-name="L14">
        <text:list-item>
          <text:p text:style-name="P33"><text:span text:style-name="Strong_20_Emphasis"><text:span text:style-name="Source_20_Text">Effect: Allow</text:span></text:span>: This grants permission.</text:p>
        </text:list-item>
        <text:list-item>
          <text:p text:style-name="P33"><text:span text:style-name="Strong_20_Emphasis"><text:span text:style-name="Source_20_Text">Action: s3:GetObject</text:span></text:span>: This specifies the action to be allowed, which is reading (getting) objects from the bucket.</text:p>
        </text:list-item>
        <text:list-item>
          <text:p text:style-name="P33"><text:span text:style-name="Strong_20_Emphasis"><text:span text:style-name="Source_20_Text">Resource</text:span></text:span>: This specifies the S3 objects in your bucket (replace <text:span text:style-name="Source_20_Text">your-bucket-name</text:span> with the actual name of your S3 bucket).</text:p>
        </text:list-item>
        <text:list-item>
          <text:p text:style-name="P33"><text:span text:style-name="Strong_20_Emphasis"><text:span text:style-name="Source_20_Text">Condition: IpAddress</text:span></text:span>: This condition restricts the access based on the IP address.</text:p>
          <text:list>
            <text:list-item>
              <text:p text:style-name="P33"><text:span text:style-name="Source_20_Text">"aws:SourceIp": "192.168.1.100/32"</text:span>: This allows access from a single IP address.</text:p>
            </text:list-item>
            <text:list-item>
              <text:p text:style-name="P34">You can also specify a range of IPs (e.g., <text:span text:style-name="Source_20_Text">192.168.1.0/24</text:span> allows access from any IP in the <text:span text:style-name="Source_20_Text">192.168.1.x</text:span> range).</text:p>
            </text:list-item>
          </text:list>
        </text:list-item>
      </text:list>
      <text:h text:style-name="Heading_20_3" text:outline-level="3">To Allow Access from Multiple IPs:</text:h>
      <text:p text:style-name="Text_20_body">You can specify multiple IPs or ranges by separating them with commas:</text:p>
      <text:p text:style-name="Preformatted_20_Text"><text:soft-page-break/>json</text:p>
      <text:p text:style-name="Preformatted_20_Text">CopyEdit</text:p>
      <text:p text:style-name="P16"><text:span text:style-name="Source_20_Text">{</text:span></text:p>
      <text:p text:style-name="P17"><text:span text:style-name="Source_20_Text"><text:s text:c="2"/>"Version": "2012-10-17",</text:span></text:p>
      <text:p text:style-name="P17"><text:span text:style-name="Source_20_Text"><text:s text:c="2"/>"Statement": [</text:span></text:p>
      <text:p text:style-name="P17"><text:span text:style-name="Source_20_Text"><text:s text:c="4"/>{</text:span></text:p>
      <text:p text:style-name="P17"><text:span text:style-name="Source_20_Text"><text:s text:c="6"/>"Effect": "Allow",</text:span></text:p>
      <text:p text:style-name="P17"><text:span text:style-name="Source_20_Text"><text:s text:c="6"/>"Action": "s3:GetObject",</text:span></text:p>
      <text:p text:style-name="P17"><text:span text:style-name="Source_20_Text"><text:s text:c="6"/>"Resource": "arn:aws:s3:::your-bucket-name/*",</text:span></text:p>
      <text:p text:style-name="P17"><text:span text:style-name="Source_20_Text"><text:s text:c="6"/>"Condition": {</text:span></text:p>
      <text:p text:style-name="P17"><text:span text:style-name="Source_20_Text"><text:s text:c="8"/>"IpAddress": {</text:span></text:p>
      <text:p text:style-name="P17"><text:span text:style-name="Source_20_Text"><text:s text:c="10"/>"aws:SourceIp": [</text:span></text:p>
      <text:p text:style-name="P17"><text:span text:style-name="Source_20_Text"><text:s text:c="12"/>"192.168.1.100/32",</text:span></text:p>
      <text:p text:style-name="P17"><text:span text:style-name="Source_20_Text"><text:s text:c="12"/>"203.0.113.0/24"</text:span></text:p>
      <text:p text:style-name="P17"><text:span text:style-name="Source_20_Text"><text:s text:c="10"/>]</text:span></text:p>
      <text:p text:style-name="P17"><text:span text:style-name="Source_20_Text"><text:s text:c="8"/>}</text:span></text:p>
      <text:p text:style-name="P17"><text:span text:style-name="Source_20_Text"><text:s text:c="6"/>}</text:span></text:p>
      <text:p text:style-name="P17"><text:span text:style-name="Source_20_Text"><text:s text:c="4"/>}</text:span></text:p>
      <text:p text:style-name="P17"><text:span text:style-name="Source_20_Text"><text:s text:c="2"/>]</text:span></text:p>
      <text:p text:style-name="P18"><text:span text:style-name="Source_20_Text">}</text:span></text:p>
      <text:p text:style-name="Text_20_body">This configuration allows access from:</text:p>
      <text:list text:style-name="L15">
        <text:list-item>
          <text:p text:style-name="P35"><text:span text:style-name="Source_20_Text">192.168.1.100</text:span> (a single IP), and</text:p>
        </text:list-item>
        <text:list-item>
          <text:p text:style-name="P36">Any IP in the <text:span text:style-name="Source_20_Text">203.0.113.x</text:span> range.</text:p>
        </text:list-item>
      </text:list>
      <text:h text:style-name="Heading_20_3" text:outline-level="3">2. Apply the Updated Bucket Policy:</text:h>
      <text:list text:style-name="L16">
        <text:list-item>
          <text:p text:style-name="P37">Go to the <text:span text:style-name="Strong_20_Emphasis">S3 Console</text:span>.</text:p>
        </text:list-item>
        <text:list-item>
          <text:p text:style-name="P37">Select your bucket.</text:p>
        </text:list-item>
        <text:list-item>
          <text:p text:style-name="P37">Under the <text:span text:style-name="Strong_20_Emphasis">Permissions</text:span> tab, click on <text:span text:style-name="Strong_20_Emphasis">Bucket Policy</text:span>.</text:p>
        </text:list-item>
        <text:list-item>
          <text:p text:style-name="P38">Add the modified policy (shown above) to restrict access based on the IP address.</text:p>
        </text:list-item>
      </text:list>
      <text:h text:style-name="Heading_20_3" text:outline-level="3">3. Testing:</text:h>
      <text:list text:style-name="L17">
        <text:list-item>
          <text:p text:style-name="P39">After applying the updated bucket policy, users accessing your S3 static website from the allowed IP address should be able to access it.</text:p>
        </text:list-item>
        <text:list-item>
          <text:p text:style-name="P40">Any user accessing from a different IP address will be denied access.</text:p>
        </text:list-item>
      </text:list>
      <text:h text:style-name="Heading_20_3" text:outline-level="3">Example Use Case:</text:h>
      <text:list text:style-name="L18">
        <text:list-item>
          <text:p text:style-name="P41">If your website is hosted on an internal network or VPN, you can restrict access to only users within that network by specifying your private IP range.</text:p>
        </text:list-item>
        <text:list-item>
          <text:p text:style-name="P42">Alternatively, you can allow access from a specific office or data center by restricting access to its public IP or IP range.</text:p>
        </text:list-item>
      </text:list>
      <text:p text:style-name="Horizontal_20_Line"/>
      <text:h text:style-name="Heading_20_3" text:outline-level="3"><text:soft-page-break/>Additional Considerations:</text:h>
      <text:list text:style-name="L19">
        <text:list-item>
          <text:p text:style-name="P43"><text:span text:style-name="Strong_20_Emphasis">Publicly Accessible Content</text:span>: The content (your HTML files) will still be publicly accessible via the <text:span text:style-name="Strong_20_Emphasis">static website hosting URL</text:span> for the allowed IPs. However, other users outside the allowed IP addresses will be denied access.</text:p>
        </text:list-item>
        <text:list-item>
          <text:p text:style-name="P44"><text:span text:style-name="Strong_20_Emphasis">Security</text:span>: Restricting access by IP address is an important security measure, but it’s important to consider that IP addresses can be spoofed or compromised in certain scenarios, so ensure that you also implement other security mechanisms where necessary.</text:p>
        </text:list-item>
      </text:list>
      <text:p text:style-name="Text_20_body">Let me know if you need further assistance with this!</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游明朝" style:font-family-asian="游明朝"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游明朝" style:font-family-asian="游明朝"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0T14:57:05.573000000</meta:creation-date>
    <dc:date>2025-02-10T15:33:47.509000000</dc:date>
    <meta:editing-duration>PT13M54S</meta:editing-duration>
    <meta:editing-cycles>8</meta:editing-cycles>
    <meta:generator>LibreOffice/24.8.4.2$Windows_X86_64 LibreOffice_project/bb3cfa12c7b1bf994ecc5649a80400d06cd71002</meta:generator>
    <meta:document-statistic meta:table-count="0" meta:image-count="0" meta:object-count="0" meta:page-count="8" meta:paragraph-count="181" meta:word-count="1447" meta:character-count="9130" meta:non-whitespace-character-count="7630"/>
  </office:meta>
</office:document-meta>
</file>